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8c4f2" officeooo:paragraph-rsid="0018c4f2"/>
    </style:style>
    <style:style style:name="P9" style:family="paragraph" style:parent-style-name="Table_20_Contents">
      <style:text-properties officeooo:rsid="001f1544" officeooo:paragraph-rsid="001f1544"/>
    </style:style>
    <style:style style:name="P10" style:family="paragraph" style:parent-style-name="Table_20_Contents" style:list-style-name="L1">
      <style:text-properties officeooo:rsid="0016dc92" officeooo:paragraph-rsid="0014d850"/>
    </style:style>
    <style:style style:name="P11" style:family="paragraph" style:parent-style-name="Table_20_Contents" style:list-style-name="L1">
      <style:text-properties officeooo:rsid="0016dc92" officeooo:paragraph-rsid="0016dc92"/>
    </style:style>
    <style:style style:name="P12" style:family="paragraph" style:parent-style-name="Table_20_Contents" style:list-style-name="L2">
      <style:text-properties officeooo:rsid="0016dc92" officeooo:paragraph-rsid="0016dc92"/>
    </style:style>
    <style:style style:name="P13" style:family="paragraph" style:parent-style-name="Table_20_Contents" style:list-style-name="L3">
      <style:text-properties officeooo:rsid="0016dc92" officeooo:paragraph-rsid="001f1544"/>
    </style:style>
    <style:style style:name="P14" style:family="paragraph" style:parent-style-name="Table_20_Contents">
      <style:text-properties officeooo:rsid="0016dc92" officeooo:paragraph-rsid="0020666f"/>
    </style:style>
    <style:style style:name="P15" style:family="paragraph" style:parent-style-name="Table_20_Contents" style:list-style-name="L6">
      <style:text-properties officeooo:rsid="001f1544" officeooo:paragraph-rsid="001f1544"/>
    </style:style>
    <style:style style:name="P16" style:family="paragraph" style:parent-style-name="Table_20_Contents">
      <style:text-properties fo:font-weight="bold" officeooo:rsid="0018c4f2" officeooo:paragraph-rsid="0016dc92" style:font-weight-asian="bold" style:font-weight-complex="bold"/>
    </style:style>
    <style:style style:name="P17" style:family="paragraph" style:parent-style-name="Table_20_Contents" style:list-style-name="L3">
      <style:text-properties officeooo:rsid="0018c4f2" officeooo:paragraph-rsid="001f1544"/>
    </style:style>
    <style:style style:name="P18" style:family="paragraph" style:parent-style-name="Table_20_Contents" style:list-style-name="L4">
      <style:text-properties officeooo:rsid="0018c4f2" officeooo:paragraph-rsid="0018c4f2"/>
    </style:style>
    <style:style style:name="P19" style:family="paragraph" style:parent-style-name="Table_20_Contents" style:list-style-name="L5">
      <style:text-properties officeooo:rsid="0018c4f2" officeooo:paragraph-rsid="0018c4f2"/>
    </style:style>
    <style:style style:name="P20" style:family="paragraph" style:parent-style-name="Table_20_Contents">
      <style:text-properties officeooo:rsid="0018c4f2" officeooo:paragraph-rsid="0016dc92"/>
    </style:style>
    <style:style style:name="P21" style:family="paragraph" style:parent-style-name="Table_20_Contents" style:list-style-name="L2">
      <style:text-properties officeooo:rsid="0020666f" officeooo:paragraph-rsid="0020666f"/>
    </style:style>
    <style:style style:name="P22" style:family="paragraph" style:parent-style-name="Table_20_Contents">
      <style:text-properties officeooo:rsid="0020666f" officeooo:paragraph-rsid="002066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094b8" style:font-weight-asian="normal" style:font-weight-complex="normal"/>
    </style:style>
    <style:style style:name="T5" style:family="text">
      <style:text-properties fo:font-weight="normal" officeooo:rsid="0022a390" style:font-weight-asian="normal" style:font-weight-complex="normal"/>
    </style:style>
    <style:style style:name="T6" style:family="text">
      <style:text-properties officeooo:rsid="0016dc92"/>
    </style:style>
    <style:style style:name="T7" style:family="text">
      <style:text-properties officeooo:rsid="0018c4f2"/>
    </style:style>
    <style:style style:name="T8" style:family="text">
      <style:text-properties fo:font-weight="bold" officeooo:rsid="0018c4f2" style:font-weight-asian="bold" style:font-weight-complex="bold"/>
    </style:style>
    <style:style style:name="T9" style:family="text">
      <style:text-properties fo:font-weight="bold" officeooo:rsid="001f1544" style:font-weight-asian="bold" style:font-weight-complex="bold"/>
    </style:style>
    <style:style style:name="T10" style:family="text">
      <style:text-properties officeooo:rsid="001f1544"/>
    </style:style>
    <style:style style:name="T11" style:family="text">
      <style:text-properties officeooo:rsid="0020666f"/>
    </style:style>
    <style:style style:name="T12" style:family="text">
      <style:text-properties officeooo:rsid="002094b8"/>
    </style:style>
    <style:style style:name="T13" style:family="text">
      <style:text-properties officeooo:rsid="0022a3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3">3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9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9">ST-00<text:span text:style-name="T13">3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0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8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5">3</text:span><text:span text:style-name="T3">.sh to test Scenario </text:span><text:span text:style-name="T5">3</text:span><text:span text:style-name="T3">.</text:span></text:p>
            <text:p text:style-name="P3">Prerequisites:</text:p>
            <text:list xml:id="list2621049074502608410" text:style-name="L1">
              <text:list-item>
                <text:p text:style-name="P10">User has Collision Avoidance folder</text:p>
              </text:list-item>
              <text:list-item>
                <text:p text:style-name="P11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2 steps per second.</text:span></text:p>
            <text:p text:style-name="P3">Scenario Procedure:</text:p>
            <text:p text:style-name="P6"><text:tab/>U<text:span text:style-name="T6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5854587296998719136" text:style-name="L2">
              <text:list-item>
                <text:p text:style-name="P12">Open New Terminal</text:p>
              </text:list-item>
              <text:list-item>
                <text:p text:style-name="P12">Navigate to …/collision_avoidance/<text:span text:style-name="T11">test_scripts</text:span></text:p>
              </text:list-item>
              <text:list-item>
                <text:p text:style-name="P21">Run command:</text:p>
                <text:list>
                  <text:list-item>
                    <text:p text:style-name="P21">./test_00<text:span text:style-name="T13">3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22">SQLite will initialize with test attributes. The terminal w<text:span text:style-name="T7">ill open the python terminal (Denoted with the “&gt;&gt;&gt;”).*</text:span></text:p>
            <text:p text:style-name="P14"/>
            <text:p text:style-name="P14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8">Create Simulator object and populate with Airplanes</text:span>:</text:p>
            <text:list xml:id="list1117673662331064203" text:style-name="L5">
              <text:list-item>
                <text:p text:style-name="P19">Create a new simulator object <text:span text:style-name="T10">with step count of 120</text:span> by typing the following command:</text:p>
                <text:list>
                  <text:list-item>
                    <text:p text:style-name="P19">sim = Simulator(<text:span text:style-name="T11">120,2</text:span>)</text:p>
                  </text:list-item>
                </text:list>
              </text:list-item>
              <text:list-item>
                <text:p text:style-name="P19">Populate the simulator with aircraft by running:</text:p>
                <text:list>
                  <text:list-item>
                    <text:p text:style-name="P19">sim.create_<text:span text:style-name="T11">a</text:span>irplanes()</text:p>
                  </text:list-item>
                </text:list>
              </text:list-item>
              <text:list-item>
                <text:p text:style-name="P19">Confirm that two airplanes were created by running:</text:p>
                <text:list>
                  <text:list-item>
                    <text:p text:style-name="P19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8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9">Run Simulator</text:span>:</text:p>
            <text:list xml:id="list4467378325021929783" text:style-name="L6">
              <text:list-item>
                <text:p text:style-name="P15">In python environment, run the following command:</text:p>
                <text:list>
                  <text:list-item>
                    <text:p text:style-name="P15">sim.run_sim()</text:p>
                  </text:list-item>
                </text:list>
              </text:list-item>
              <text:list-item>
                <text:p text:style-name="P15">When the simulator is complete, run:</text:p>
                <text:list>
                  <text:list-item>
                    <text:p text:style-name="P15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9">The simulator will step through <text:span text:style-name="T11">120</text:span> steps, giving outputs for both airplanes. <text:s/><text:span text:style-name="T7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2:03:14.534012673</dc:date>
    <meta:editing-duration>PT25M25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1" meta:character-count="1555" meta:non-whitespace-character-count="1359"/>
  </office:meta>
</office:document-meta>
</file>